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4" office:value-type="float" office:value="1">
            <text:p>1</text:p>
          </table:table-cell>
          <table:table-cell table:style-name="ce25"/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4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4" office:value-type="float" office:value="153">
            <text:p>153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